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c48a" officeooo:paragraph-rsid="0006c48a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9b992" officeooo:paragraph-rsid="0009b992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officeooo:rsid="000b3ebf" officeooo:paragraph-rsid="000b3ebf"/>
    </style:style>
    <style:style style:name="P4" style:family="paragraph" style:parent-style-name="Standard" style:list-style-name="L1">
      <style:text-properties style:text-underline-style="none" fo:font-weight="normal" officeooo:rsid="000a256e" officeooo:paragraph-rsid="000a256e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officeooo:rsid="000b3ebf" officeooo:paragraph-rsid="000b3ebf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0d1327" officeooo:paragraph-rsid="000d1327" style:font-weight-asian="normal" style:font-weight-complex="normal"/>
    </style:style>
    <style:style style:name="P7" style:family="paragraph" style:parent-style-name="Standard" style:list-style-name="L2">
      <style:text-properties style:text-underline-style="none" officeooo:rsid="000b3ebf" officeooo:paragraph-rsid="000b3ebf"/>
    </style:style>
    <style:style style:name="P8" style:family="paragraph" style:parent-style-name="Standard" style:list-style-name="L2">
      <style:text-properties style:text-underline-style="none" officeooo:rsid="000d1327" officeooo:paragraph-rsid="000d1327"/>
    </style:style>
    <style:style style:name="P9" style:family="paragraph" style:parent-style-name="Standard" style:list-style-name="L1">
      <style:text-properties officeooo:paragraph-rsid="000a256e"/>
    </style:style>
    <style:style style:name="P10" style:family="paragraph" style:parent-style-name="Standard">
      <style:text-properties officeooo:paragraph-rsid="000a256e"/>
    </style:style>
    <style:style style:name="P11" style:family="paragraph" style:parent-style-name="Standard" style:list-style-name="L1">
      <style:text-properties officeooo:rsid="000d1327" officeooo:paragraph-rsid="000d1327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8f25" officeooo:paragraph-rsid="000d8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d8f25" officeooo:paragraph-rsid="000d8f2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8f25" officeooo:paragraph-rsid="000d8f2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a256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at 1.6</text:p>
      <text:p text:style-name="P1"/>
      <text:p text:style-name="P2">Chipset Intel H610</text:p>
      <text:list xml:id="list4274986450" text:style-name="L1">
        <text:list-item>
          <text:p text:style-name="P5">Desktop</text:p>
        </text:list-item>
        <text:list-item>
          <text:p text:style-name="P5">Potència base: 6 W</text:p>
        </text:list-item>
        <text:list-item>
          <text:p text:style-name="P4">Processadors: suport per intel i9 de 14<text:span text:style-name="T1">a</text:span> generació</text:p>
        </text:list-item>
        <text:list-item>
          <text:p text:style-name="P4">Nombre de ports USB: 10</text:p>
          <text:list>
            <text:list-item>
              <text:p text:style-name="P4">4 USB ports 3.2</text:p>
            </text:list-item>
            <text:list-item>
              <text:p text:style-name="P4">10 USB ports 2.0</text:p>
            </text:list-item>
          </text:list>
        </text:list-item>
        <text:list-item>
          <text:p text:style-name="P4">Ports SATA 6,0 Gb/s: 4</text:p>
        </text:list-item>
        <text:list-item>
          <text:p text:style-name="P5">Pantalles admeses: 3</text:p>
        </text:list-item>
        <text:list-item>
          <text:p text:style-name="P6">PCI Express: 3.0</text:p>
        </text:list-item>
        <text:list-item>
          <text:p text:style-name="P6">Configuracions PCI Express: x1, x2, x4</text:p>
        </text:list-item>
        <text:list-item>
          <text:p text:style-name="P6">Màxim de línies PCI Express: 8</text:p>
        </text:list-item>
        <text:list-item>
          <text:p text:style-name="P9"><text:span text:style-name="T4">DMI: 4.0</text:span></text:p>
        </text:list-item>
        <text:list-item>
          <text:p text:style-name="P11"><text:span text:style-name="T4">C</text:span><text:span text:style-name="T3">arrils DMI màxims: 4</text:span></text:p>
        </text:list-item>
      </text:list>
      <text:p text:style-name="P10"/>
      <text:p text:style-name="P10"/>
      <text:p text:style-name="P3">Chipset Intel H310</text:p>
      <text:list xml:id="list3318008864" text:style-name="L2">
        <text:list-item>
          <text:p text:style-name="P7">Desktop</text:p>
        </text:list-item>
        <text:list-item>
          <text:p text:style-name="P7">Potència base: 6 W</text:p>
        </text:list-item>
        <text:list-item>
          <text:p text:style-name="P7">Processadors: suport fins intel i9 de 9<text:span text:style-name="T1">a</text:span> generació</text:p>
        </text:list-item>
        <text:list-item>
          <text:p text:style-name="P7">Nombre de ports USB: 10</text:p>
          <text:list>
            <text:list-item>
              <text:p text:style-name="P7">4 USB ports 3.1</text:p>
            </text:list-item>
            <text:list-item>
              <text:p text:style-name="P7">10 USB ports 2.0</text:p>
            </text:list-item>
          </text:list>
        </text:list-item>
        <text:list-item>
          <text:p text:style-name="P7">Ports SATA 6,0 Gb/s: 4</text:p>
        </text:list-item>
        <text:list-item>
          <text:p text:style-name="P7">Pantalles admeses: 2</text:p>
        </text:list-item>
        <text:list-item>
          <text:p text:style-name="P8">PCI Express: 2.0</text:p>
        </text:list-item>
        <text:list-item>
          <text:p text:style-name="P8">Configuracions PCI Express: x1, x2, x4</text:p>
        </text:list-item>
        <text:list-item>
          <text:p text:style-name="P8">Màxim de línies PCI Express: 6</text:p>
        </text:list-item>
        <text:list-item>
          <text:p text:style-name="P7">DMI: 2.0</text:p>
        </text:list-item>
        <text:list-item>
          <text:p text:style-name="P8">Carrils DMI màxims: 4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7T20:18:04.600000000</meta:creation-date>
    <dc:date>2024-10-07T20:56:00.352000000</dc:date>
    <meta:editing-duration>PT27M20S</meta:editing-duration>
    <meta:editing-cycles>6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9" meta:word-count="144" meta:character-count="643" meta:non-whitespace-character-count="554"/>
  </office:meta>
</office:document-meta>
</file>